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dialogs.py" manifest:media-type=""/>
  <manifest:file-entry manifest:full-path="Scripts/python/dialogs2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dialogs.py$macro?language=Python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text-style style:name="N100">
      <number:text-content/>
    </number:text-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94" table:default-cell-style-name="Default"/>
        <table:table-row table:style-name="ro1">
          <table:table-cell office:value-type="string" calcext:value-type="string">
            <text:p>経過シート</text:p>
          </table:table-cell>
          <table:table-cell table:number-columns-repeated="93"/>
        </table:table-row>
        <table:table-row table:style-name="ro1">
          <table:table-cell office:value-type="string" calcext:value-type="string">
            <text:p>履歴列</text:p>
          </table:table-cell>
          <table:table-cell office:value-type="string" calcext:value-type="string">
            <text:p>点滴</text:p>
          </table:table-cell>
          <table:table-cell table:number-columns-repeated="92"/>
        </table:table-row>
        <table:table-row table:style-name="ro1">
          <table:table-cell/>
          <table:table-cell office:value-type="string" calcext:value-type="string">
            <text:p>内服</text:p>
          </table:table-cell>
          <table:table-cell table:number-columns-repeated="92"/>
        </table:table-row>
        <table:table-row table:style-name="ro1">
          <table:table-cell/>
          <table:table-cell office:value-type="string" calcext:value-type="string">
            <text:p>外用</text:p>
          </table:table-cell>
          <table:table-cell table:number-columns-repeated="92"/>
        </table:table-row>
        <table:table-row table:style-name="ro1">
          <table:table-cell/>
          <table:table-cell office:value-type="string" calcext:value-type="string">
            <text:p>検査</text:p>
          </table:table-cell>
          <table:table-cell/>
          <table:table-cell table:style-name="ce3"/>
          <table:table-cell table:number-columns-repeated="90"/>
        </table:table-row>
        <table:table-row table:style-name="ro1">
          <table:table-cell/>
          <table:table-cell office:value-type="string" calcext:value-type="string">
            <text:p>その他</text:p>
          </table:table-cell>
          <table:table-cell table:number-columns-repeated="92"/>
        </table:table-row>
        <table:table-row table:style-name="ro1">
          <table:table-cell office:value-type="string" calcext:value-type="string">
            <text:p>薬名列</text:p>
          </table:table-cell>
          <table:table-cell table:number-columns-repeated="93"/>
        </table:table-row>
        <table:table-row table:style-name="ro1">
          <table:table-cell office:value-type="string" calcext:value-type="string">
            <text:p>用法列</text:p>
          </table:table-cell>
          <table:table-cell table:number-columns-repeated="93"/>
        </table:table-row>
        <table:table-row table:style-name="ro1">
          <table:table-cell office:value-type="string" calcext:value-type="string">
            <text:p>回数列</text:p>
          </table:table-cell>
          <table:table-cell table:number-columns-repeated="2"/>
          <table:table-cell table:style-name="ce3" office:value-type="string" calcext:value-type="string">
            <text:p>21:19:50</text:p>
          </table:table-cell>
          <table:table-cell table:style-name="ce3" office:value-type="string" calcext:value-type="string">
            <text:p>2018-06-13</text:p>
          </table:table-cell>
          <table:table-cell table:number-columns-repeated="89"/>
        </table:table-row>
        <table:table-row table:style-name="ro1">
          <table:table-cell office:value-type="string" calcext:value-type="string">
            <text:p>限定列</text:p>
          </table:table-cell>
          <table:table-cell table:number-columns-repeated="93"/>
        </table:table-row>
        <table:table-row table:style-name="ro1">
          <table:table-cell office:value-type="string" calcext:value-type="string">
            <text:p>画像処置行</text:p>
          </table:table-cell>
          <table:table-cell table:number-columns-repeated="93"/>
        </table:table-row>
        <table:table-row table:style-name="ro1">
          <table:table-cell office:value-type="string" calcext:value-type="string">
            <text:p>右下枠</text:p>
          </table:table-cell>
          <table:table-cell office:value-type="string" calcext:value-type="string">
            <text:p>点滴</text:p>
          </table:table-cell>
          <table:table-cell table:number-columns-repeated="92"/>
        </table:table-row>
        <table:table-row table:style-name="ro1">
          <table:table-cell/>
          <table:table-cell office:value-type="string" calcext:value-type="string">
            <text:p>内服</text:p>
          </table:table-cell>
          <table:table-cell table:number-columns-repeated="92"/>
        </table:table-row>
        <table:table-row table:style-name="ro1">
          <table:table-cell/>
          <table:table-cell office:value-type="string" calcext:value-type="string">
            <text:p>吸入</text:p>
          </table:table-cell>
          <table:table-cell table:number-columns-repeated="92"/>
        </table:table-row>
        <table:table-row table:style-name="ro1">
          <table:table-cell/>
          <table:table-cell office:value-type="string" calcext:value-type="string">
            <text:p>外用</text:p>
          </table:table-cell>
          <table:table-cell table:number-columns-repeated="92"/>
        </table:table-row>
        <table:table-row table:style-name="ro1">
          <table:table-cell/>
          <table:table-cell table:style-name="ce3" office:value-type="string" calcext:value-type="string">
            <text:p>2018-06-15T17:30:51.325855</text:p>
          </table:table-cell>
          <table:table-cell table:number-columns-repeated="87"/>
          <table:table-cell table:style-name="ce3" office:value-type="string" calcext:value-type="string">
            <text:p>2018-06-15T17:30:51.3258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持続注</text:p>
          </table:table-cell>
          <table:table-cell table:number-columns-repeated="92"/>
        </table:table-row>
        <table:table-row table:style-name="ro1" table:number-rows-repeated="2">
          <table:table-cell table:number-columns-repeated="94"/>
        </table:table-row>
        <table:table-row table:style-name="ro1">
          <table:table-cell table:number-columns-repeated="90"/>
          <table:table-cell table:style-name="ce3" office:value-type="string" calcext:value-type="string">
            <text:p>2018-06-15T17:30:51.3258552018-06-15T17:30:51.325855</text:p>
          </table:table-cell>
          <table:table-cell table:number-columns-repeated="3"/>
        </table:table-row>
        <table:table-row table:style-name="ro1">
          <table:table-cell table:number-columns-repeated="94"/>
        </table:table-row>
        <table:table-row table:style-name="ro1">
          <table:table-cell table:number-columns-repeated="91"/>
          <table:table-cell office:value-type="string" calcext:value-type="string">
            <text:p>dsf</text:p>
          </table:table-cell>
          <table:table-cell table:number-columns-repeated="2"/>
        </table:table-row>
        <table:table-row table:style-name="ro1">
          <table:table-cell table:number-columns-repeated="91"/>
          <table:table-cell table:style-name="ce3"/>
          <table:table-cell table:number-columns-repeated="2"/>
        </table:table-row>
        <table:table-row table:style-name="ro1" table:number-rows-repeated="5">
          <table:table-cell table:number-columns-repeated="94"/>
        </table:table-row>
        <table:table-row table:style-name="ro1">
          <table:table-cell table:number-columns-repeated="93"/>
          <table:table-cell table:style-name="ce3"/>
        </table:table-row>
      </table:table>
      <table:table table:name="config" table:style-name="ta1">
        <table:table-column table:style-name="co1" table:default-cell-style-name="Default"/>
        <table:table-row table:style-name="ro1">
          <table:table-cell/>
        </table:table-row>
      </table:table>
      <table:table table:name="history" table:style-name="ta2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Grid1</text:p>
          </table:table-cell>
          <table:table-cell office:value-type="string" calcext:value-type="string">
            <text:p>[["2018-06-15T17:30:51.325855"]]</text:p>
          </table:table-cell>
        </table:table-row>
        <table:table-row table:style-name="ro1">
          <table:table-cell office:value-type="string" calcext:value-type="string">
            <text:p>rangename1</text:p>
          </table:table-cell>
          <table:table-cell office:value-type="string" calcext:value-type="string">
            <text:p>[["2018-06-15T17:30:51.325855"]]</text:p>
          </table:table-cell>
        </table:table-row>
      </table:table>
      <table:named-expressions>
        <table:named-range table:name="Grid1" table:base-cell-address="$history.$B$1" table:cell-range-address="$history.$B$1"/>
        <table:named-range table:name="rangename1" table:base-cell-address="$history.$B$2" table:cell-range-address="$history.$B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6">0000/00/00</text:date>, <text:time style:data-style-name="N2" text:time-value="20:37:47.718567659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9:02:11.110496440</meta:creation-date>
    <meta:generator>LibreOffice/5.4.1.2$Linux_x86 LibreOffice_project/ea7cb86e6eeb2bf3a5af73a8f7777ac570321527</meta:generator>
    <dc:date>2018-06-16T20:50:58.671288374</dc:date>
    <meta:editing-duration>PT7H11M57S</meta:editing-duration>
    <meta:editing-cycles>65</meta:editing-cycles>
    <meta:document-statistic meta:table-count="3" meta:cell-count="28" meta:object-count="0"/>
  </office:meta>
</office:document-meta>
</file>